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officeooo:rsid="00023aff" officeooo:paragraph-rsid="00023aff"/>
    </style:style>
    <style:style style:name="P3" style:family="paragraph" style:parent-style-name="Standard">
      <style:text-properties officeooo:rsid="00023aff" officeooo:paragraph-rsid="00071321"/>
    </style:style>
    <style:style style:name="P4" style:family="paragraph" style:parent-style-name="Standard">
      <style:text-properties officeooo:rsid="00023aff" officeooo:paragraph-rsid="0008ce27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 Neue" fo:font-size="14pt" fo:letter-spacing="normal" fo:font-style="normal" fo:font-weight="bold" officeooo:rsid="00023aff" officeooo:paragraph-rsid="00023aff" style:font-size-asian="14pt" style:font-size-complex="14pt"/>
    </style:style>
    <style:style style:name="P6" style:family="paragraph" style:parent-style-name="Heading_20_3">
      <style:paragraph-properties fo:text-align="center" style:justify-single-word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T1" style:family="text">
      <style:text-properties officeooo:rsid="00023a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23aff" style:font-size-asian="12pt" style:font-weight-asian="normal" style:font-size-complex="12pt" style:font-weight-complex="normal"/>
    </style:style>
    <style:style style:name="T5" style:family="text">
      <style:text-properties officeooo:rsid="00023b41"/>
    </style:style>
    <style:style style:name="T6" style:family="text">
      <style:text-properties officeooo:rsid="00035881"/>
    </style:style>
    <style:style style:name="T7" style:family="text">
      <style:text-properties officeooo:rsid="00071321"/>
    </style:style>
    <style:style style:name="T8" style:family="text">
      <style:text-properties officeooo:rsid="0008c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Software Development Practice</text:h>
      <text:p text:style-name="P5">Final Project Proposal</text:p>
      <text:p text:style-name="P2">Project title:</text:p>
      <text:p text:style-name="P2"><text:tab/><text:span text:style-name="T5">Library borrowing system</text:span></text:p>
      <text:p text:style-name="P2"/>
      <text:p text:style-name="Standard">Teammate:</text:p>
      <text:p text:style-name="Standard"><text:tab/><text:span text:style-name="T2">0</text:span><text:span text:style-name="T3">416037 李家安 <text:s/></text:span><text:span text:style-name="T4">Front End with Angular2 (maybe)</text:span></text:p>
      <text:p text:style-name="P1"><text:tab/><text:span text:style-name="T1">0416031 傅裕夫 <text:s/>Back End with Django REST</text:span></text:p>
      <text:p text:style-name="Standard"/>
      <text:p text:style-name="P2">List of features:</text:p>
      <text:p text:style-name="P2"><text:tab/><text:span text:style-name="T5">Information of User</text:span></text:p>
      <text:p text:style-name="P2"><text:tab/><text:span text:style-name="T5">Information of Book</text:span></text:p>
      <text:p text:style-name="P2"><text:tab/><text:span text:style-name="T5">When is the borrow day</text:span></text:p>
      <text:p text:style-name="P2"><text:tab/><text:span text:style-name="T5">When is the due day</text:span></text:p>
      <text:p text:style-name="P2"><text:tab/><text:span text:style-name="T5">When the User borrow which book</text:span></text:p>
      <text:p text:style-name="P2"><text:tab/><text:span text:style-name="T5">how many time the user renew the book</text:span></text:p>
      <text:p text:style-name="P2"><text:tab/><text:span text:style-name="T5">If the User overdue and how long of it</text:span></text:p>
      <text:p text:style-name="P2"><text:tab/><text:span text:style-name="T5">Authority of User so it can check it’s information</text:span></text:p>
      <text:p text:style-name="P2"><text:tab/><text:span text:style-name="T5">send email when it’s near due day</text:span></text:p>
      <text:p text:style-name="P2"><text:tab/><text:span text:style-name="T6">Ban User for several days when it do something bad</text:span></text:p>
      <text:p text:style-name="P2"/>
      <text:p text:style-name="P2">Tentative schedule:</text:p>
      <text:p text:style-name="P3"><text:tab/><text:span text:style-name="T7">11/11 ~ 11/18 <text:s/>System Architecture</text:span></text:p>
      <text:p text:style-name="P3"><text:span text:style-name="T7"><text:tab/><text:tab/><text:tab/>User information page (complete)</text:span></text:p>
      <text:p text:style-name="P3"><text:tab/><text:span text:style-name="T7">11/18 ~ 12/02 <text:s/>Building database</text:span></text:p>
      <text:p text:style-name="P4"><text:tab/><text:tab/><text:tab/><text:span text:style-name="T7">Book information page</text:span></text:p>
      <text:p text:style-name="P4"><text:tab/><text:span text:style-name="T7">12/02 ~ 12/16 <text:s/>Authority</text:span></text:p>
      <text:p text:style-name="P4"><text:tab/><text:tab/><text:tab/><text:span text:style-name="T8">Borrowing page</text:span></text:p>
      <text:p text:style-name="P2"><text:tab/><text:span text:style-name="T7">12/16 ~ 12/30 <text:s/>email server</text:span></text:p>
      <text:p text:style-name="P4"><text:tab/><text:tab/><text:tab/><text:span text:style-name="T7">User checking profile pate (limit)</text:span></text:p>
      <text:p text:style-name="P2"><text:tab/><text:span text:style-name="T7">12/30 ~ <text:s text:c="11"/>Preparing for pres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3:52:22.338289332</meta:creation-date>
    <dc:date>2016-11-12T00:32:07.148682293</dc:date>
    <meta:editing-duration>PT18M5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38" meta:character-count="827" meta:non-whitespace-character-count="674"/>
  </office:meta>
</office:document-meta>
</file>